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type of bill</text:p>
          </table:table-cell>
        </table:table-row>
        <table:table-row table:style-name="ro1">
          <table:table-cell office:value-type="string" calcext:value-type="string">
            <text:p>https://www.google.com/search?q=food+bills+images&amp;rlz=1C1GCEU_en-GBIN1089IN1090&amp;oq=food+b&amp;gs_lcrp=EgZjaHJvbWUqCAgAEEUYJxg7MggIABBFGCcYOzIGCAEQRRg5MgcIAhAAGIAEMg0IAxAAGIMBGLEDGIAEMg0IBBAAGIMBGLEDGIAEMgYIBRBFGDwyBggGEEUYPDIGCAcQRRg8qAIAsAIA&amp;sourceid=chrome&amp;ie=UTF-8</text:p>
          </table:table-cell>
          <table:table-cell/>
          <table:table-cell office:value-type="string" calcext:value-type="string">
            <text:p>food bill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www.google.com/search?q=hotel+bills+image&amp;rlz=1C1GCEU_en-GBIN1089IN1090&amp;oq=hotel+bills+image&amp;gs_lcrp=EgZjaHJvbWUyBggAEEUYOTIJCAEQABgKGIAEMgkIAhAAGAoYgAQyCAgDEAAYFhgeMggIBBAAGBYYHjIICAUQABgWGB4yCAgGEAAYFhge0gEINjU0MmowajeoAgCwAgA&amp;sourceid=chrome&amp;ie=UTF-8" xlink:type="simple">https://www.google.com/search?q=hotel+bills+image&amp;rlz=1C1GCEU_en-GBIN1089IN1090&amp;oq=hotel+bills+image&amp;gs_lcrp=EgZjaHJvbWUyBggAEEUYOTIJCAEQABgKGIAEMgkIAhAAGAoYgAQyCAgDEAAYFhgeMggIBBAAGBYYHjIICAUQABgWGB4yCAgGEAAYFhge0gEINjU0MmowajeoAgCwAgA&amp;sourceid=chrome&amp;ie=UTF-8</text:a></text:span></text:p>
          </table:table-cell>
          <table:table-cell/>
          <table:table-cell office:value-type="string" calcext:value-type="string">
            <text:p>hotel bill</text:p>
          </table:table-cell>
        </table:table-row>
        <table:table-row table:style-name="ro1">
          <table:table-cell office:value-type="string" calcext:value-type="string">
            <text:p>https://www.google.com/search?sca_esv=67c93a61bbf2e847&amp;rlz=1C1GCEU_en-GBIN1089IN1090&amp;sxsrf=ACQVn08lGs_cI1IFe0gwkHc-AzOateziGQ:1707981489330&amp;q=travel+bills+image&amp;uds=AMwkrPujRy1EqdM7NWItaKROZ_3-JyAQ_GcQuLMethb_EnbdOHefK-EMwD1HliURPCXWIAD6qfa0rSOWiFMlOLic3TSLYw9gcUfaQSS89tybkb4Nlrqb_KYHrp_FodiLoFiArZhP4tiJ&amp;udm=2&amp;sa=X&amp;ved=2ahUKEwjD-dDv5qyEAxUJyqACHYDrAhMQtKgLegQIDBAB&amp;biw=1366&amp;bih=633&amp;dpr=1</text:p>
          </table:table-cell>
          <table:table-cell/>
          <table:table-cell office:value-type="string" calcext:value-type="string">
            <text:p>travel bill</text:p>
          </table:table-cell>
        </table:table-row>
        <table:table-row table:style-name="ro1">
          <table:table-cell office:value-type="string" calcext:value-type="string">
            <text:p>https://www.google.com/search?q=restuarant+bills+images&amp;sca_esv=3ce1258c96567b3a&amp;rlz=1C1GCEU_en-GBIN1089IN1090&amp;sxsrf=ACQVn08SppjTeRiXQPEErx0xEYR5KL8GnA%3A1707999465760&amp;ei=6QDOZaSLLrC94-EP5baHqAU&amp;ved=0ahUKEwjko7vrqa2EAxWw3jgGHWXbAVUQ4dUDCBE&amp;uact=5&amp;oq=restuarant+bills+images&amp;gs_lp=Egxnd3Mtd2l6LXNlcnAiF3Jlc3R1YXJhbnQgYmlsbHMgaW1hZ2VzMgcQABiABBgNMgwQABgIGB4YDRgPGAoyCxAAGIAEGIoFGIYDMgsQABiABBiKBRiGAzILEAAYgAQYigUYhgMyCxAAGIAEGIoFGIYDMgsQABiABBiKBRiGA0i7VlAAWKdRcAV4AZABAJgBwwagAfMWqgEMMS4xMi4wLjIuNi0xuAEDyAEA-AEBwgIGEAAYBxgewgIKEAAYgAQYigUYQ8ICCBAAGAgYBxgewgIIEAAYgAQYogTCAggQABgIGB4YDeIDBBgAIEE&amp;sclient=gws-wiz-serp</text:p>
          </table:table-cell>
          <table:table-cell/>
          <table:table-cell office:value-type="string" calcext:value-type="string">
            <text:p>resturant bill</text:p>
          </table:table-cell>
        </table:table-row>
        <table:table-row table:style-name="ro1">
          <table:table-cell office:value-type="string" calcext:value-type="string">
            <text:p>https://www.google.com/search?sca_esv=8ab36c672be0c8ca&amp;rlz=1C1GCEU_en-GBIN1089IN1090&amp;sxsrf=ACQVn0_Y05b7FF0fWtMMLgjuPPq9weHpyQ:1708578236613&amp;q=different+types+of+bills+for+games&amp;tbm=isch&amp;source=lnms&amp;sa=X&amp;ved=2ahUKEwi-sPT2lb6EAxXCcmwGHQxWBLIQ0pQJegQIChAB&amp;biw=1366&amp;bih=633&amp;dpr=1</text:p>
          </table:table-cell>
          <table:table-cell/>
          <table:table-cell office:value-type="string" calcext:value-type="string">
            <text:p>games</text:p>
          </table:table-cell>
        </table:table-row>
        <table:table-row table:style-name="ro1">
          <table:table-cell office:value-type="string" calcext:value-type="string">
            <text:p>https://www.google.com/search?q=images+of+bills+for+buying++software+&amp;tbm=isch&amp;ved=2ahUKEwiG7smzlr6EAxU9rmMGHR_HDwAQ2-cCegQIABAA&amp;oq=images+of+bills+for+buying++software+&amp;gs_lp=EgNpbWciJWltYWdlcyBvZiBiaWxscyBmb3IgYnV5aW5nICBzb2Z0d2FyZSBIjoQBUN8FWM9-cAh4AJABAJgBdKABnBSqAQQyOC4yuAEDyAEA-AEBigILZ3dzLXdpei1pbWfCAgQQIxgniAYB&amp;sclient=img&amp;ei=O9bWZcbkMr3cjuMPn44_&amp;bih=633&amp;biw=1366&amp;rlz=1C1GCEU_en-GBIN1089IN1090</text:p>
          </table:table-cell>
          <table:table-cell/>
          <table:table-cell office:value-type="string" calcext:value-type="string">
            <text:p>software</text:p>
          </table:table-cell>
        </table:table-row>
        <table:table-row table:style-name="ro1">
          <table:table-cell office:value-type="string" calcext:value-type="string">
            <text:p>https://www.google.com/search?q=images+of+bills+for+buying++hardware&amp;tbm=isch&amp;ved=2ahUKEwiDsILClr6EAxUOrGMGHX5tAcsQ2-cCegQIABAA&amp;oq=images+of+bills+for+buying++hardware&amp;gs_lp=EgNpbWciJGltYWdlcyBvZiBiaWxscyBmb3IgYnV5aW5nICBoYXJkd2FyZUilFVAAWLoNcAB4AJABAJgBaKABoAaqAQM4LjG4AQPIAQD4AQGKAgtnd3Mtd2l6LWltZ4gGAQ&amp;sclient=img&amp;ei=WtbWZYObB47YjuMP_tqF2Aw&amp;bih=633&amp;biw=1366&amp;rlz=1C1GCEU_en-GBIN1089IN1090</text:p>
          </table:table-cell>
          <table:table-cell/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https://www.google.com/search?sca_esv=8ab36c672be0c8ca&amp;rlz=1C1GCEU_en-GBIN1089IN1090&amp;sxsrf=ACQVn0872VIyB_gGa4MGMB6p3OI4CflzXw:1708579430704&amp;q=images+for+bills+of+Meals+and+Entertainment&amp;tbm=isch&amp;source=lnms&amp;sa=X&amp;ved=2ahUKEwiYgKawmr6EAxXqa2wGHdZTB4MQ0pQJegQIDRAB&amp;biw=1366&amp;bih=633&amp;dpr=1</text:p>
          </table:table-cell>
          <table:table-cell/>
          <table:table-cell office:value-type="string" calcext:value-type="string">
            <text:p>meals and entertainment</text:p>
          </table:table-cell>
        </table:table-row>
        <table:table-row table:style-name="ro1">
          <table:table-cell office:value-type="string" calcext:value-type="string">
            <text:p>https://www.google.com/search?q=images+for+bills+of++airfare&amp;tbm=isch&amp;ved=2ahUKEwj-lr6xmr6EAxWTrmMGHY2PDVMQ2-cCegQIABAA&amp;oq=images+for+bills+of++airfare&amp;gs_lp=EgNpbWciHGltYWdlcyBmb3IgYmlsbHMgb2YgIGFpcmZhcmVImRlQixBYpxNwAHgAkAEAmAFgoAGJAqoBATO4AQPIAQD4AQGKAgtnd3Mtd2l6LWltZ8ICBBAjGCeIBgE&amp;sclient=img&amp;ei=adrWZb6-C5PdjuMPjZ-2mAU&amp;bih=633&amp;biw=1366&amp;rlz=1C1GCEU_en-GBIN1089IN1090</text:p>
          </table:table-cell>
          <table:table-cell/>
          <table:table-cell office:value-type="string" calcext:value-type="string">
            <text:p>airfare</text:p>
          </table:table-cell>
        </table:table-row>
        <table:table-row table:style-name="ro1">
          <table:table-cell office:value-type="string" calcext:value-type="string">
            <text:p>https://www.google.com/search?q=images+for+bills+of++train+tickets&amp;tbm=isch&amp;ved=2ahUKEwjE4df4mr6EAxWizjgGHaFOC-YQ2-cCegQIABAA&amp;oq=images+for+bills+of++train+tickets&amp;gs_lp=EgNpbWciImltYWdlcyBmb3IgYmlsbHMgb2YgIHRyYWluIHRpY2tldHNIixRQlQtYlQtwAHgAkAEAmAFZoAGnAaoBATK4AQPIAQD4AQGKAgtnd3Mtd2l6LWltZ8ICBBAjGCeIBgE&amp;sclient=img&amp;ei=_trWZcTqHqKd4-EPoZ2tsA4&amp;bih=633&amp;biw=1366&amp;rlz=1C1GCEU_en-GBIN1089IN1090</text:p>
          </table:table-cell>
          <table:table-cell/>
          <table:table-cell office:value-type="string" calcext:value-type="string">
            <text:p>train </text:p>
          </table:table-cell>
        </table:table-row>
        <table:table-row table:style-name="ro1">
          <table:table-cell office:value-type="string" calcext:value-type="string">
            <text:p>https://www.google.com/search?q=images+for+bills+of++taxi+or+rideshare+services%2C&amp;tbm=isch&amp;ved=2ahUKEwiyy72Hm76EAxVImGMGHR3GB7gQ2-cCegQIABAA&amp;oq=images+for+bills+of++taxi+or+rideshare+services%2C&amp;gs_lp=EgNpbWciMGltYWdlcyBmb3IgYmlsbHMgb2YgIHRheGkgb3IgcmlkZXNoYXJlIHNlcnZpY2VzLEjiG1DsDViyEnAAeACQAQCYAVegAfEBqgEBM7gBA8gBAPgBAYoCC2d3cy13aXotaW1nwgIEECMYJ4gGAQ&amp;sclient=img&amp;ei=HdvWZfLIIMiwjuMPnYyfwAs&amp;bih=633&amp;biw=1366&amp;rlz=1C1GCEU_en-GBIN1089IN1090</text:p>
          </table:table-cell>
          <table:table-cell/>
          <table:table-cell office:value-type="string" calcext:value-type="string">
            <text:p>taxi and rideshare </text:p>
          </table:table-cell>
        </table:table-row>
        <table:table-row table:style-name="ro1">
          <table:table-cell office:value-type="string" calcext:value-type="string">
            <text:p>https://www.google.com/search?q=images+for+bills+of+rental+cars&amp;tbm=isch&amp;ved=2ahUKEwil7aiam76EAxUOcmwGHXfTDS4Q2-cCegQIABAA&amp;oq=images+for+bills+of+rental+cars&amp;gs_lp=EgNpbWciH2ltYWdlcyBmb3IgYmlsbHMgb2YgcmVudGFsIGNhcnNIkhlQ4Q9YuhNwAHgAkAEAmAFdoAH7AaoBATO4AQPIAQD4AQGKAgtnd3Mtd2l6LWltZ8ICBBAjGCeIBgE&amp;sclient=img&amp;ei=RdvWZeW2Ao7kseMP96a38AI&amp;bih=633&amp;biw=1366&amp;rlz=1C1GCEU_en-GBIN1089IN1090</text:p>
          </table:table-cell>
          <table:table-cell/>
          <table:table-cell office:value-type="string" calcext:value-type="string">
            <text:p>rental cars</text:p>
          </table:table-cell>
        </table:table-row>
        <table:table-row table:style-name="ro1">
          <table:table-cell office:value-type="string" calcext:value-type="string">
            <text:p>https://www.google.com/search?q=images+for+bills+of++parking+fees&amp;tbm=isch&amp;ved=2ahUKEwjGtJapm76EAxXra2wGHY5BA9oQ2-cCegQIABAA&amp;oq=images+for+bills+of++parking+fees&amp;gs_lp=EgNpbWciIWltYWdlcyBmb3IgYmlsbHMgb2YgIHBhcmtpbmcgZmVlc0i5FlDLDFisEHAAeACQAQCYAXagAbUCqgEDMS4yuAEDyAEA-AEBigILZ3dzLXdpei1pbWfCAgQQIxgniAYB&amp;sclient=img&amp;ei=ZNvWZcbyC-vXseMPjoON0A0&amp;bih=633&amp;biw=1366&amp;rlz=1C1GCEU_en-GBIN1089IN1090</text:p>
          </table:table-cell>
          <table:table-cell/>
          <table:table-cell office:value-type="string" calcext:value-type="string">
            <text:p>parking fees</text:p>
          </table:table-cell>
        </table:table-row>
        <table:table-row table:style-name="ro1">
          <table:table-cell office:value-type="string" calcext:value-type="string">
            <text:p>https://www.google.com/search?q=images+for+bill+for+office+chair+and+table&amp;rlz=1C1GCEU_en-GBIN1089IN1090&amp;oq=images+for+bill+for+office+chair+and+table+&amp;gs_lcrp=EgZjaHJvbWUyBggAEEUYOTIHCAEQIRigATIHCAIQIRigATIHCAMQIRigAdIBCTE1NjYyajBqN6gCALACAA&amp;sourceid=chrome&amp;ie=UTF-8</text:p>
          </table:table-cell>
          <table:table-cell/>
          <table:table-cell office:value-type="string" calcext:value-type="string">
            <text:p>Chair + table</text:p>
          </table:table-cell>
        </table:table-row>
        <table:table-row table:style-name="ro1">
          <table:table-cell office:value-type="string" calcext:value-type="string">
            <text:p>https://www.google.com/search?sca_esv=dcfe5edb8f188ebf&amp;rlz=1C1GCEU_en-GBIN1089IN1090&amp;sxsrf=ACQVn09Ns2yo8g9uxd6D79_Enld-pWg60g:1708579862167&amp;q=different+types+of+images+for+bills+of+hardware+items&amp;tbm=isch&amp;source=lnms&amp;sa=X&amp;ved=2ahUKEwjgzIT-m76EAxWkR2wGHRq4BdoQ0pQJegQICRAB&amp;biw=1366&amp;bih=633&amp;dpr=1</text:p>
          </table:table-cell>
          <table:table-cell/>
          <table:table-cell office:value-type="string" calcext:value-type="string">
            <text:p>more hardware </text:p>
          </table:table-cell>
        </table:table-row>
        <table:table-row table:style-name="ro1">
          <table:table-cell office:value-type="string" calcext:value-type="string">
            <text:p>https://www.google.com/search?q=training+course+course+invoice&amp;tbm=isch&amp;rlz=1C1GCEU_en-GBIN1089IN1090&amp;hl=en&amp;sa=X&amp;ved=2ahUKEwjdm9-vnL6EAxVNUWwGHb23C7sQrNwCKAB6BQgBEJMB&amp;biw=1349&amp;bih=633</text:p>
          </table:table-cell>
          <table:table-cell/>
          <table:table-cell office:value-type="string" calcext:value-type="string">
            <text:p>training </text:p>
          </table:table-cell>
        </table:table-row>
        <table:table-row table:style-name="ro1">
          <table:table-cell office:value-type="string" calcext:value-type="string">
            <text:p>https://www.google.com/search?q=images+for+bill+for++internet+service&amp;tbm=isch&amp;ved=2ahUKEwiJk6agnL6EAxV8_zgGHXgMBOkQ2-cCegQIABAA&amp;oq=images+for+bill+for++internet+service&amp;gs_lp=EgNpbWciJWltYWdlcyBmb3IgYmlsbCBmb3IgIGludGVybmV0IHNlcnZpY2VIotgBUP4PWKTSAXABeACQAQCYAVagAc4CqgEBNLgBA8gBAPgBAYoCC2d3cy13aXotaW1nwgIEECMYJ4gGAQ&amp;sclient=img&amp;ei=XtzWZYls_P7j4Q_4mJDIDg&amp;bih=633&amp;biw=1366&amp;rlz=1C1GCEU_en-GBIN1089IN1090</text:p>
          </table:table-cell>
          <table:table-cell/>
          <table:table-cell office:value-type="string" calcext:value-type="string">
            <text:p>internet service</text:p>
          </table:table-cell>
        </table:table-row>
        <table:table-row table:style-name="ro1">
          <table:table-cell office:value-type="string" calcext:value-type="string">
            <text:p>https://www.google.com/search?q=images+for+bill+for++Home+Office+Expenses+bills&amp;tbm=isch&amp;ved=2ahUKEwj65Iv4nL6EAxVwTmwGHbdNAZ0Q2-cCegQIABAA&amp;oq=images+for+bill+for++Home+Office+Expenses+bills&amp;gs_lp=EgNpbWciL2ltYWdlcyBmb3IgYmlsbCBmb3IgIEhvbWUgT2ZmaWNlIEV4cGVuc2VzIGJpbGxzSPAaUO4DWJMOcAB4AJABAJgBZ6AB3wSqAQM2LjG4AQPIAQD4AQGKAgtnd3Mtd2l6LWltZ4gGAQ&amp;sclient=img&amp;ei=Ft3WZfqBCPCcseMPt5uF6Ak&amp;bih=633&amp;biw=1366&amp;rlz=1C1GCEU_en-GBIN1089IN1090</text:p>
          </table:table-cell>
          <table:table-cell/>
          <table:table-cell office:value-type="string" calcext:value-type="string">
            <text:p>Home-office</text:p>
          </table:table-cell>
        </table:table-row>
        <table:table-row table:style-name="ro1">
          <table:table-cell office:value-type="string" calcext:value-type="string">
            <text:p>https://www.google.com/search?q=images+for+bill+for++membership+fees+to+professional+associations&amp;tbm=isch&amp;ved=2ahUKEwi4nKGCnb6EAxUoSGwGHZJUDEQQ2-cCegQIABAA&amp;oq=images+for+bill+for++membership+fees+to+professional+associations&amp;gs_lp=EgNpbWciQWltYWdlcyBmb3IgYmlsbCBmb3IgIG1lbWJlcnNoaXAgZmVlcyB0byBwcm9mZXNzaW9uYWwgYXNzb2NpYXRpb25zSJQZUJoLWOsRcAB4AJABAJgBVqAB9wGqAQEzuAEDyAEA-AEBigILZ3dzLXdpei1pbWfCAgQQIxgniAYB&amp;sclient=img&amp;ei=K93WZfjaG6iQseMPkqmxoAQ&amp;bih=633&amp;biw=1366&amp;rlz=1C1GCEU_en-GBIN1089IN1090</text:p>
          </table:table-cell>
          <table:table-cell/>
          <table:table-cell office:value-type="string" calcext:value-type="string">
            <text:p>membership fees to work things like courses</text:p>
          </table:table-cell>
        </table:table-row>
        <table:table-row table:style-name="ro1">
          <table:table-cell office:value-type="string" calcext:value-type="string">
            <text:p>https://www.google.com/search?q=images+for+bill+for+gym&amp;tbm=isch&amp;ved=2ahUKEwj7raSanb6EAxXkTGwGHVOvCCoQ2-cCegQIABAA&amp;oq=images+for+bill+for+gym&amp;gs_lp=EgNpbWciF2ltYWdlcyBmb3IgYmlsbCBmb3IgZ3ltSIQbUMUSWIsZcAB4AJABAJgBWqABsgOqAQE1uAEDyAEA-AEBigILZ3dzLXdpei1pbWfCAgQQIxgniAYB&amp;sclient=img&amp;ei=Xd3WZbuLM-SZseMP096i0AI&amp;bih=633&amp;biw=1366&amp;rlz=1C1GCEU_en-GBIN1089IN1090</text:p>
          </table:table-cell>
          <table:table-cell/>
          <table:table-cell office:value-type="string" calcext:value-type="string">
            <text:p>gym </text:p>
          </table:table-cell>
        </table:table-row>
        <table:table-row table:style-name="ro1">
          <table:table-cell office:value-type="string" calcext:value-type="string">
            <text:p>https://www.google.com/search?q=images+for+bill+for+Health+and+Wellness&amp;tbm=isch&amp;ved=2ahUKEwj__qqonb6EAxUBTWwGHX0CC24Q2-cCegQIABAA&amp;oq=images+for+bill+for+Health+and+Wellness&amp;gs_lp=EgNpbWciJ2ltYWdlcyBmb3IgYmlsbCBmb3IgSGVhbHRoIGFuZCBXZWxsbmVzc0j9FVCODFivD3AAeACQAQCYAV6gAYoCqgEBM7gBA8gBAPgBAYoCC2d3cy13aXotaW1nwgIEECMYJ4gGAQ&amp;sclient=img&amp;ei=e93WZb_VEoGaseMP_YSs8AY&amp;bih=633&amp;biw=1366&amp;rlz=1C1GCEU_en-GBIN1089IN1090</text:p>
          </table:table-cell>
          <table:table-cell/>
          <table:table-cell office:value-type="string" calcext:value-type="string">
            <text:p>heath and wellness</text:p>
          </table:table-cell>
        </table:table-row>
        <table:table-row table:style-name="ro1">
          <table:table-cell office:value-type="string" calcext:value-type="string">
            <text:p><text:a xlink:href="https://www.google.com/search?q=massage+receipt+example&amp;tbm=isch&amp;rlz=1C1GCEU_en-GBIN1089IN1090&amp;hl=en&amp;sa=X&amp;ved=2ahUKEwjwvKrVnb6EAxWRhmMGHQtGDKsQrNwCKAB6BQgBEIsB&amp;biw=1349&amp;bih=633" xlink:type="simple">https://www.google.com/search?q=massage+receipt+example&amp;tbm=isch&amp;rlz=1C1GCEU_en-GBIN1089IN1090&amp;hl=en&amp;sa=X&amp;ved=2ahUKEwjwvKrVnb6EAxWRhmMGHQtGDKsQrNwCKAB6BQgBEIsB&amp;biw=1349&amp;bih=633</text:a></text:p>
          </table:table-cell>
          <table:table-cell/>
          <table:table-cell office:value-type="string" calcext:value-type="string">
            <text:p>massage</text:p>
          </table:table-cell>
        </table:table-row>
        <table:table-row table:style-name="ro1">
          <table:table-cell office:value-type="string" calcext:value-type="string">
            <text:p>https://www.google.com/search?q=printable+massage+therapy+receipt+template&amp;tbm=isch&amp;rlz=1C1GCEU_en-GBIN1089IN1090&amp;hl=en&amp;sa=X&amp;ved=2ahUKEwjwvKrVnb6EAxWRhmMGHQtGDKsQrNwCKAB6BQgBEIcB&amp;biw=1349&amp;bih=633</text:p>
          </table:table-cell>
          <table:table-cell/>
          <table:table-cell office:value-type="string" calcext:value-type="string">
            <text:p>thearpy</text:p>
          </table:table-cell>
        </table:table-row>
        <table:table-row table:style-name="ro1">
          <table:table-cell office:value-type="string" calcext:value-type="string">
            <text:p>https://www.google.com/search?q=transport+bill+book&amp;tbm=isch&amp;rlz=1C1GCEU_en-GBIN1089IN1090&amp;hl=en&amp;sa=X&amp;ved=2ahUKEwiL9daLnr6EAxXxaGwGHQh2AkQQrNwCKAB6BQgBEIsB&amp;biw=1349&amp;bih=633</text:p>
          </table:table-cell>
          <table:table-cell/>
          <table:table-cell office:value-type="string" calcext:value-type="string">
            <text:p>transport bill book</text:p>
          </table:table-cell>
        </table:table-row>
        <table:table-row table:style-name="ro1">
          <table:table-cell office:value-type="string" calcext:value-type="string">
            <text:p>https://www.google.com/search?q=images+for+bill+for+stationaory+items&amp;tbm=isch&amp;ved=2ahUKEwj__qqonb6EAxUBTWwGHX0CC24Q2-cCegQIABAA&amp;oq=images+for+bill+for+stationaory+items&amp;gs_lp=EgNpbWciJWltYWdlcyBmb3IgYmlsbCBmb3Igc3RhdGlvbmFvcnkgaXRlbXNI0TxQlAxYlzpwAHgAkAEAmAFuoAGSDaoBBDE5LjG4AQPIAQD4AQGKAgtnd3Mtd2l6LWltZ8ICBBAjGCeIBgE&amp;sclient=img&amp;ei=e93WZb_VEoGaseMP_YSs8AY&amp;bih=633&amp;biw=1366&amp;rlz=1C1GCEU_en-GBIN1089IN1090</text:p>
          </table:table-cell>
          <table:table-cell/>
          <table:table-cell office:value-type="string" calcext:value-type="string">
            <text:p>stationary</text:p>
          </table:table-cell>
        </table:table-row>
        <table:table-row table:style-name="ro1">
          <table:table-cell office:value-type="string" calcext:value-type="string">
            <text:p>https://www.google.com/search?q=stationery+bill+format+pdf&amp;tbm=isch&amp;rlz=1C1GCEU_en-GBIN1089IN1090&amp;hl=en&amp;sa=X&amp;ved=2ahUKEwiYm_Chnr6EAxU6j2MGHeTcBN4QrNwCKAB6BQgBEJEB&amp;biw=1349&amp;bih=633</text:p>
          </table:table-cell>
          <table:table-cell/>
          <table:table-cell office:value-type="string" calcext:value-type="string">
            <text:p>More stationary</text:p>
          </table:table-cell>
        </table:table-row>
        <table:table-row table:style-name="ro1">
          <table:table-cell office:value-type="string" calcext:value-type="string">
            <text:p>https://www.google.com/search?q=images+for+bill+for+relocation&amp;tbm=isch&amp;ved=2ahUKEwiYm_Chnr6EAxU6j2MGHeTcBN4Q2-cCegQIABAA&amp;oq=images+for+bill+for+relocation&amp;gs_lp=EgNpbWciHmltYWdlcyBmb3IgYmlsbCBmb3IgcmVsb2NhdGlvbkjbFVCmDFjiD3AAeACQAQCYAWKgAYoCqgEBM7gBA8gBAPgBAYoCC2d3cy13aXotaW1nwgIEECMYJ4gGAQ&amp;sclient=img&amp;ei=et7WZZj2C7qejuMP5LmT8A0&amp;bih=633&amp;biw=1366&amp;rlz=1C1GCEU_en-GBIN1089IN1090</text:p>
          </table:table-cell>
          <table:table-cell/>
          <table:table-cell office:value-type="string" calcext:value-type="string">
            <text:p>relo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4T11:50:09.706000000</meta:creation-date>
    <meta:generator>LibreOffice/7.3.4.2$Windows_X86_64 LibreOffice_project/728fec16bd5f605073805c3c9e7c4212a0120dc5</meta:generator>
    <dc:date>2024-02-27T17:24:03.927000000</dc:date>
    <meta:editing-duration>PT7H51M20S</meta:editing-duration>
    <meta:editing-cycles>12</meta:editing-cycles>
    <meta:document-statistic meta:table-count="1" meta:cell-count="56" meta:object-count="0"/>
  </office:meta>
</office:document-meta>
</file>